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Normal_20__28_Web_29_">
      <style:paragraph-properties fo:margin-left="0in" fo:margin-right="0in" fo:margin-top="0.1945in" fo:margin-bottom="0in" fo:line-height="200%" fo:text-indent="0.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P1"/>
      <text:p text:style-name="P2">After finally getting our group together, a little late, we divided up the sections of Assignment 3 and go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2">When making the finalized system model, we exchanged our reports from Assignment 2. <text:s text:c="3"/>We compared diagrams and after some discussion decided that one person would combine the reports into a cohesive system model. <text:s/>We ended up using Chris and William's as a base, adding what they had misunderstood or forgot about from Pete and Mike's report. <text:s/>Most of this involved level of detail – we did not originally understand the scope of the elevator system. <text:s/>Then, using the knowledge we have gained since Assignment 2, we corrected errors in the Class Diagrams and Use Case Diagrams.</text:p>
      <text:p text:style-name="P2">The Design Class Diagrams are more detailed than the original Class Diagrams from the previous assignment. <text:s/>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2">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combination of both of groups ideas.</text:p>
      <text:p text:style-name="P2"><text:soft-page-break/>The traceability table was not part of the previous assignment that we could find so Mike ended 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2">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Code project for our group). <text:s/>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0799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Hanshew</meta:initial-creator>
    <meta:creation-date>2009-03-19T22:30:11.52</meta:creation-date>
    <meta:document-statistic meta:table-count="0" meta:image-count="0" meta:object-count="0" meta:page-count="2" meta:paragraph-count="7" meta:word-count="532" meta:character-count="3172"/>
    <dc:date>2009-03-19T22:30:43.35</dc:date>
    <dc:creator>Chris Hanshew</dc:creator>
    <meta:editing-duration>PT00H00M31S</meta:editing-duration>
    <meta:editing-cycles>1</meta:editing-cycles>
    <meta:generator>OpenOffice.org/3.0$Win32 OpenOffice.org_project/300m15$Build-9379</meta:generator>
  </office:meta>
</office:document-meta>
</file>